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3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9.24 11:11   |   <text:a xlink:type="simple" xlink:href="http://palinfo.habago.org/Entry?Command=Information_PrintForum&amp;iPage=3#FORUM37932"><text:span text:style-name="T1">#</text:span></text:a></text:p>
      <text:p text:style-name="P2">卡韓政變(171)：台灣人的歷史記憶 <text:line-break/><text:line-break/>陳真 2019. 09. 24. <text:line-break/><text:line-break/><text:line-break/>有人說，魚的記憶只有幾秒鐘，是否如此，不得而知。但我知道台灣人的歷史記憶不但短，而且記憶內容隨時會被修改。魚頂多只是忘得比較快，但是台灣人卻是不斷改變記憶內容，往往 "記住" 一些根本不存在甚至與事實相反的事。 <text:line-break/><text:line-break/>蔡英文學位是真或假，理應是一翻兩瞪眼、幾分鐘就能證明的事，但她居然透過這樣一種所謂「35年前的教育部不是民進黨的教育部，更不是蔡英文的教育部！」的修辭來辯駁。 <text:line-break/><text:line-break/>更何況，35年前的教育部是國民黨開的，而蔡英文過去就是國民黨的紅人不是嗎？她由藍轉綠，只是最近十年的事。這些人真是滿口謊言，連這樣的基本事實也要撒謊。 <text:line-break/><text:line-break/>當今市面上幾乎所有醫界、學界的人也是這樣，總是修改個人歷史，總是吹噓自己當年便如何如何反國民黨。但這根本不是事實。不要說 "反"，就連不喊萬歲者都屬鳳毛鱗角那般罕見。 <text:line-break/><text:line-break/>35年前，我21歲，都已經當了幾年的黨外人士；不是那種偷偷摸摸的所謂 "支持者"，而是提筆為文、站上群眾講台，連蔣家都罵的亡命份子。那個年代，除了台大法律系的李鴻禧教授等極少數一、二人之外，哪有學界人士敢對國民黨說個 "不" 字？更不用說不管怎麼改朝換代始終是腦殘的學生們了；不忠黨愛國的學生非常稀少，校園裏 99.99%都是擁護國民黨，聽到 "蔣" 字就會自動兩腿併攏或立正站好。 <text:line-break/><text:line-break/>從我上大學第一天起，高醫校方最常對我得意洋洋講的一句話就是："我們高醫三千多票對你一票"，意思是說我的想法如此可笑，根本不可能找到認同者。其實，他們應該說："我們高醫三千多票對你兩票"，因為我當時還有個很要好的黨外同志，也是高醫學生，是個韓國僑生。 <text:line-break/><text:line-break/>沒想到，"我們高醫三千多票對你一票" 這句話，後來卻成為我沒被退學的原因。這是高醫當時的院長謝獻臣老師跟我說的。1986年民進黨成立，我是建黨黨員，也是當時唯一的民進黨學生。他說，"上面" 要求把我退學，是他保護了我。他說，他跟 "上面" 說："高醫三千多個國民黨 (支持者)，難道容不下一個民進黨？"  <text:line-break/><text:line-break/>他開玩笑地說我應該感謝他，不要再給他惹麻煩。但我沒有當場感謝，卻反諷他說，"院長不是高醫最大的嗎？怎麼還會有 '上面'？" <text:line-break/><text:line-break/>1996年最後一次遇到謝獻臣院長。那是在衛生署開會時，我代表沙鹿童綜合醫院提出一個醫院擴建案；久別重逢，師徒二人談起這些往事，感覺就像一場笑話。 <text:line-break/><text:line-break/>解嚴之前，台灣所有學校全是國民黨一手掌控，滴水不漏。當然，控制程度還是有所差別，例如國民黨一手栽培的紅人蔡英文當時所任教的政大，就是國民黨黨校，黨性堅強，政治掛帥，聲名狼藉。 <text:line-break/><text:line-break/>一樣是政大，但是35年前的政大跟現在的政大，已截然不同。所謂黨校就是一切黨說了算，非常封閉與封建；為所欲為，密不通風。綠營的李筱峰，48年前 (1971年) 就是念政大教育系，寫了一封信給政大校方提建言，批評黨化教育，馬上就被開除了，罪名是說他不敬師長什麼的。 <text:line-break/><text:line-break/>我想說的是，以「35年前的教育部不是民進黨的教育部，更不是蔡英文的教育部！」的修辭來證明自己的學位是真，不但證明不了，而且恰恰提供了反證，因為蔡英文過去一直就是國民黨紅人，套句時下民進黨的流行用語就是 "黨國餘孽"。至於她所任教的政大，當年就是惡名昭彰的國民黨黨校，惡質反動，封建十足，專搞思想教育，致力於培養黨棍。 <text:line-break/><text:line-break/>這故事還告訴我們，時空不同，人事物的意義也不一樣。35年前的政大和時下的政大不同，33年前的民進黨，跟時下這個民進黨也完全不一樣。名稱不變，但屬性卻早已南轅北轍。 <text:line-break/><text:line-break/>歷史必然有它難以言喻、無法定於一尊的成份，但它終究不是小說，不是一種可以任意瞎掰胡扯的東西。了解歷史是重要的，因為了解了過去，或有助於理解現在，從而也掌握了未來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